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866in"/>
    </style:style>
    <style:style style:name="co2" style:family="table-column">
      <style:table-column-properties fo:break-before="auto" style:column-width="3.1563in"/>
    </style:style>
    <style:style style:name="co3" style:family="table-column">
      <style:table-column-properties fo:break-before="auto" style:column-width="0.4402in"/>
    </style:style>
    <style:style style:name="co4" style:family="table-column">
      <style:table-column-properties fo:break-before="auto" style:column-width="1in"/>
    </style:style>
    <style:style style:name="co5" style:family="table-column">
      <style:table-column-properties fo:break-before="auto" style:column-width="1.842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472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66in" fo:break-before="auto" style:use-optimal-row-height="true"/>
    </style:style>
    <style:style style:name="ro4" style:family="table-row">
      <style:table-row-properties style:row-height="0.4917in" fo:break-before="auto" style:use-optimal-row-height="true"/>
    </style:style>
    <style:style style:name="ro5" style:family="table-row">
      <style:table-row-properties style:row-height="0.4866in" fo:break-before="auto" style:use-optimal-row-height="true"/>
    </style:style>
    <style:style style:name="ro6" style:family="table-row">
      <style:table-row-properties style:row-height="0.3311in" fo:break-before="auto" style:use-optimal-row-height="true"/>
    </style:style>
    <style:style style:name="ro7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middle"/>
    </style:style>
    <style:style style:name="ce4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1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row table:style-name="ro1">
          <table:table-cell table:style-name="ce1" office:value-type="string" calcext:value-type="string">
            <text:p>id</text:p>
          </table:table-cell>
          <table:table-cell office:value-type="string" calcext:value-type="string">
            <text:p>trait</text:p>
          </table:table-cell>
          <table:table-cell table:style-name="ce1" office:value-type="string" calcext:value-type="string">
            <text:p>subcategory</text:p>
          </table:table-cell>
          <table:table-cell table:number-columns-repeated="2" table:style-name="ce1" office:value-type="string" calcext:value-type="string">
            <text:p>manual_category</text:p>
          </table:table-cell>
          <table:table-cell office:value-type="string" calcext:value-type="string">
            <text:p>count</text:p>
          </table:table-cell>
        </table:table-row>
        <table:table-row table:style-name="ro2">
          <table:table-cell office:value-type="string" calcext:value-type="string">
            <text:p>ukb-d-M13_ARTHROSIS</text:p>
          </table:table-cell>
          <table:table-cell office:value-type="string" calcext:value-type="string">
            <text:p>#Arthrosi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heumatology</text:p>
          </table:table-cell>
          <table:table-cell office:value-type="string" calcext:value-type="string">
            <text:p>Allergy</text:p>
          </table:table-cell>
          <table:table-cell table:formula="of:=COUNTIF([.D$2:.D$9999];[.E2])"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ukb-d-M13_OTHERJOINT</text:p>
          </table:table-cell>
          <table:table-cell office:value-type="string" calcext:value-type="string">
            <text:p>#Other joint disorder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heumatology</text:p>
          </table:table-cell>
          <table:table-cell office:value-type="string" calcext:value-type="string">
            <text:p>Anthropometric</text:p>
          </table:table-cell>
          <table:table-cell table:formula="of:=COUNTIF([.D$2:.D$9999];[.E3])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ieu-a-1183</text:p>
          </table:table-cell>
          <table:table-cell office:value-type="string" calcext:value-type="string">
            <text:p>ADHD</text:p>
          </table:table-cell>
          <table:table-cell table:number-columns-repeated="2" office:value-type="string" calcext:value-type="string">
            <text:p>Psychiatric / neurological</text:p>
          </table:table-cell>
          <table:table-cell office:value-type="string" calcext:value-type="string">
            <text:p>Asthma</text:p>
          </table:table-cell>
          <table:table-cell table:formula="of:=COUNTIF([.D$2:.D$9999];[.E4])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ukb-b-11158</text:p>
          </table:table-cell>
          <table:table-cell office:value-type="string" calcext:value-type="string">
            <text:p>Aide-memoire completed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Autoimmune / inflammatory</text:p>
          </table:table-cell>
          <table:table-cell table:formula="of:=COUNTIF([.D$2:.D$9999];[.E5])"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ebi-a-GCST005038</text:p>
          </table:table-cell>
          <table:table-cell office:value-type="string" calcext:value-type="string">
            <text:p>Allergic disease (asthma, hay fever or eczema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llergy</text:p>
          </table:table-cell>
          <table:table-cell office:value-type="string" calcext:value-type="string">
            <text:p>Cancer</text:p>
          </table:table-cell>
          <table:table-cell table:formula="of:=COUNTIF([.D$2:.D$9999];[.E6])" office:value-type="float" office:value="29" calcext:value-type="float">
            <text:p>29</text:p>
          </table:table-cell>
        </table:table-row>
        <table:table-row table:style-name="ro2">
          <table:table-cell office:value-type="string" calcext:value-type="string">
            <text:p>ieu-a-297</text:p>
          </table:table-cell>
          <table:table-cell office:value-type="string" calcext:value-type="string">
            <text:p>Alzheimer's disease</text:p>
          </table:table-cell>
          <table:table-cell table:number-columns-repeated="2" office:value-type="string" calcext:value-type="string">
            <text:p>Psychiatric / neurological</text:p>
          </table:table-cell>
          <table:table-cell office:value-type="string" calcext:value-type="string">
            <text:p>Cardiovascular</text:p>
          </table:table-cell>
          <table:table-cell table:formula="of:=COUNTIF([.D$2:.D$9999];[.E7])" office:value-type="float" office:value="26" calcext:value-type="float">
            <text:p>26</text:p>
          </table:table-cell>
        </table:table-row>
        <table:table-row table:style-name="ro2">
          <table:table-cell office:value-type="string" calcext:value-type="string">
            <text:p>ieu-a-298</text:p>
          </table:table-cell>
          <table:table-cell office:value-type="string" calcext:value-type="string">
            <text:p>Alzheimer's disease</text:p>
          </table:table-cell>
          <table:table-cell table:number-columns-repeated="2" office:value-type="string" calcext:value-type="string">
            <text:p>Psychiatric / neurological</text:p>
          </table:table-cell>
          <table:table-cell office:value-type="string" calcext:value-type="string">
            <text:p>Cholesterol</text:p>
          </table:table-cell>
          <table:table-cell table:formula="of:=COUNTIF([.D$2:.D$9999];[.E8])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ieu-b-2</text:p>
          </table:table-cell>
          <table:table-cell office:value-type="string" calcext:value-type="string">
            <text:p>Alzheimer's disease</text:p>
          </table:table-cell>
          <table:table-cell table:number-columns-repeated="2" office:value-type="string" calcext:value-type="string">
            <text:p>Psychiatric / neurological</text:p>
          </table:table-cell>
          <table:table-cell office:value-type="string" calcext:value-type="string">
            <text:p>Covid19</text:p>
          </table:table-cell>
          <table:table-cell table:formula="of:=COUNTIF([.D$2:.D$9999];[.E9])"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ebi-a-GCST002245</text:p>
          </table:table-cell>
          <table:table-cell office:value-type="string" calcext:value-type="string">
            <text:p>Alzheimer's disease (late onset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sychiatric / neurological</text:p>
          </table:table-cell>
          <table:table-cell office:value-type="string" calcext:value-type="string">
            <text:p>Dermatology</text:p>
          </table:table-cell>
          <table:table-cell table:formula="of:=COUNTIF([.D$2:.D$9999];[.E10])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ebi-a-GCST90013420</text:p>
          </table:table-cell>
          <table:table-cell office:value-type="string" calcext:value-type="string">
            <text:p>Ambidextrousnes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nthropometric</text:p>
          </table:table-cell>
          <table:table-cell office:value-type="string" calcext:value-type="string">
            <text:p>Diabetes</text:p>
          </table:table-cell>
          <table:table-cell table:formula="of:=COUNTIF([.D$2:.D$9999];[.E11])"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ebi-a-GCST005647</text:p>
          </table:table-cell>
          <table:table-cell office:value-type="string" calcext:value-type="string">
            <text:p>Amyotrophic lateral sclerosi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sychiatric / neurological</text:p>
          </table:table-cell>
          <table:table-cell office:value-type="string" calcext:value-type="string">
            <text:p>Ears</text:p>
          </table:table-cell>
          <table:table-cell table:formula="of:=COUNTIF([.D$2:.D$9999];[.E12])"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ukb-d-ICDMAIN_ANY_ENTRY</text:p>
          </table:table-cell>
          <table:table-cell office:value-type="string" calcext:value-type="string">
            <text:p>Any ICDMAIN event in hilmo or causes of death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Education</text:p>
          </table:table-cell>
          <table:table-cell table:formula="of:=COUNTIF([.D$2:.D$9999];[.E13]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ebi-a-GCST006862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Allergy</text:p>
          </table:table-cell>
          <table:table-cell office:value-type="string" calcext:value-type="string">
            <text:p>Gastroenterology</text:p>
          </table:table-cell>
          <table:table-cell table:formula="of:=COUNTIF([.D$2:.D$9999];[.E14])"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ebi-a-GCST90014325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Allergy</text:p>
          </table:table-cell>
          <table:table-cell office:value-type="string" calcext:value-type="string">
            <text:p>Hernia</text:p>
          </table:table-cell>
          <table:table-cell table:formula="of:=COUNTIF([.D$2:.D$9999];[.E15])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ebi-a-GCST007799</text:p>
          </table:table-cell>
          <table:table-cell office:value-type="string" calcext:value-type="string">
            <text:p>Asthma (adult onset)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Allergy</text:p>
          </table:table-cell>
          <table:table-cell office:value-type="string" calcext:value-type="string">
            <text:p>Hypertension</text:p>
          </table:table-cell>
          <table:table-cell table:formula="of:=COUNTIF([.D$2:.D$9999];[.E16])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ebi-a-GCST007800</text:p>
          </table:table-cell>
          <table:table-cell office:value-type="string" calcext:value-type="string">
            <text:p>Asthma (childhood onset)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Allergy</text:p>
          </table:table-cell>
          <table:table-cell office:value-type="string" calcext:value-type="string">
            <text:p>Immune system</text:p>
          </table:table-cell>
          <table:table-cell table:formula="of:=COUNTIF([.D$2:.D$9999];[.E17]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ebi-a-GCST006061</text:p>
          </table:table-cell>
          <table:table-cell office:value-type="string" calcext:value-type="string">
            <text:p>Atrial fibrillatio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ardiovascular</text:p>
          </table:table-cell>
          <table:table-cell office:value-type="string" calcext:value-type="string">
            <text:p>Kidney</text:p>
          </table:table-cell>
          <table:table-cell table:formula="of:=COUNTIF([.D$2:.D$9999];[.E18]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ebi-a-GCST006414</text:p>
          </table:table-cell>
          <table:table-cell office:value-type="string" calcext:value-type="string">
            <text:p>Atrial fibrillatio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ardiovascular</text:p>
          </table:table-cell>
          <table:table-cell office:value-type="string" calcext:value-type="string">
            <text:p>NA</text:p>
          </table:table-cell>
          <table:table-cell table:formula="of:=COUNTIF([.D$2:.D$9999];[.E19])"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ebi-a-GCST90000515</text:p>
          </table:table-cell>
          <table:table-cell office:value-type="string" calcext:value-type="string">
            <text:p>Barrett's esophagu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Gastroenterology</text:p>
          </table:table-cell>
          <table:table-cell office:value-type="string" calcext:value-type="string">
            <text:p>Ophthalmology</text:p>
          </table:table-cell>
          <table:table-cell table:formula="of:=COUNTIF([.D$2:.D$9999];[.E20])"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ebi-a-GCST90013410</text:p>
          </table:table-cell>
          <table:table-cell office:value-type="string" calcext:value-type="string">
            <text:p>Basal cell carcinom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Psychiatric / neurological</text:p>
          </table:table-cell>
          <table:table-cell table:formula="of:=COUNTIF([.D$2:.D$9999];[.E21])" office:value-type="float" office:value="30" calcext:value-type="float">
            <text:p>30</text:p>
          </table:table-cell>
        </table:table-row>
        <table:table-row table:style-name="ro3">
          <table:table-cell office:value-type="string" calcext:value-type="string">
            <text:p>ukb-d-20126_0</text:p>
          </table:table-cell>
          <table:table-cell office:value-type="string" calcext:value-type="string">
            <text:p>Bipolar and major depression status: No Bipolar or Depressio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sychiatric / neurological</text:p>
          </table:table-cell>
          <table:table-cell office:value-type="string" calcext:value-type="string">
            <text:p>Respiratory</text:p>
          </table:table-cell>
          <table:table-cell table:formula="of:=COUNTIF([.D$2:.D$9999];[.E22])"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ukb-d-20126_4</text:p>
          </table:table-cell>
          <table:table-cell office:value-type="string" calcext:value-type="string">
            <text:p>Bipolar and major depression status: Probable Recurrent major depression (moderate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sychiatric / neurological</text:p>
          </table:table-cell>
          <table:table-cell office:value-type="string" calcext:value-type="string">
            <text:p>Rheumatology</text:p>
          </table:table-cell>
          <table:table-cell table:formula="of:=COUNTIF([.D$2:.D$9999];[.E23])"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ieu-b-41</text:p>
          </table:table-cell>
          <table:table-cell office:value-type="string" calcext:value-type="string">
            <text:p>bipolar disorder</text:p>
          </table:table-cell>
          <table:table-cell table:number-columns-repeated="2" office:value-type="string" calcext:value-type="string">
            <text:p>Psychiatric / neurological</text:p>
          </table:table-cell>
          <table:table-cell office:value-type="string" calcext:value-type="string">
            <text:p>Sleep</text:p>
          </table:table-cell>
          <table:table-cell table:formula="of:=COUNTIF([.D$2:.D$9999];[.E24]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ukb-a-446</text:p>
          </table:table-cell>
          <table:table-cell office:value-type="string" calcext:value-type="string">
            <text:p>Blood clot <text:s/>DVT <text:s/>bronchitis <text:s/>emphysema <text:s/>asthma <text:s/>rhinitis <text:s/>eczema <text:s/>allergy diagnosed by doctor: Asthma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Allergy</text:p>
          </table:table-cell>
          <table:table-cell office:value-type="string" calcext:value-type="string">
            <text:p>Urology</text:p>
          </table:table-cell>
          <table:table-cell table:formula="of:=COUNTIF([.D$2:.D$9999];[.E25]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ukb-a-447</text:p>
          </table:table-cell>
          <table:table-cell office:value-type="string" calcext:value-type="string">
            <text:p>Blood clot <text:s/>DVT <text:s/>bronchitis <text:s/>emphysema <text:s/>asthma <text:s/>rhinitis <text:s/>eczema <text:s/>allergy diagnosed by doctor: Hayfever <text:s/>allergic rhinitis or eczema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Allergy</text:p>
          </table:table-cell>
          <table:table-cell table:style-name="Default"/>
          <table:table-cell/>
        </table:table-row>
        <table:table-row table:style-name="ro5">
          <table:table-cell office:value-type="string" calcext:value-type="string">
            <text:p>ukb-b-20296</text:p>
          </table:table-cell>
          <table:table-cell office:value-type="string" calcext:value-type="string">
            <text:p>Blood clot, DVT, bronchitis, emphysema, asthma, rhinitis, eczema, allergy diagnosed by doctor: Asthma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Allergy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ukb-b-17241</text:p>
          </table:table-cell>
          <table:table-cell office:value-type="string" calcext:value-type="string">
            <text:p>Blood clot, DVT, bronchitis, emphysema, asthma, rhinitis, eczema, allergy diagnosed by doctor: Hayfever, allergic rhinitis or eczema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Allergy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ukb-b-18200</text:p>
          </table:table-cell>
          <table:table-cell office:value-type="string" calcext:value-type="string">
            <text:p>Blood clot, DVT, bronchitis, emphysema, asthma, rhinitis, eczema, allergy diagnosed by doctor: None of the above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bi-a-GCST006802</text:p>
          </table:table-cell>
          <table:table-cell office:value-type="string" calcext:value-type="string">
            <text:p>Body mass index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nthropometric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bi-a-GCST004988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anc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bi-a-GCST007236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anc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eu-b-4810</text:p>
          </table:table-cell>
          <table:table-cell office:value-type="string" calcext:value-type="string">
            <text:p>Breast 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ieu-a-1126</text:p>
          </table:table-cell>
          <table:table-cell office:value-type="string" calcext:value-type="string">
            <text:p>Breast cancer (Combined Oncoarray; iCOGS; GWAS meta analysis)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eu-a-1130</text:p>
          </table:table-cell>
          <table:table-cell office:value-type="string" calcext:value-type="string">
            <text:p>Breast cancer (iCOGS)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eu-a-1162</text:p>
          </table:table-cell>
          <table:table-cell office:value-type="string" calcext:value-type="string">
            <text:p>Breast cancer (iCOGS)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eu-a-1129</text:p>
          </table:table-cell>
          <table:table-cell office:value-type="string" calcext:value-type="string">
            <text:p>Breast cancer (Oncoarray)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kb-b-16890</text:p>
          </table:table-cell>
          <table:table-cell office:value-type="string" calcext:value-type="string">
            <text:p>Cancer code, self-reported: breast cancer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anc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kb-a-307</text:p>
          </table:table-cell>
          <table:table-cell office:value-type="string" calcext:value-type="string">
            <text:p>Cancer diagnosed by doctor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anc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kb-b-16855</text:p>
          </table:table-cell>
          <table:table-cell office:value-type="string" calcext:value-type="string">
            <text:p>Cancer diagnosed by doctor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anc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kb-d-C_SKIN</text:p>
          </table:table-cell>
          <table:table-cell office:value-type="string" calcext:value-type="string">
            <text:p>Cancer of ski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anc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eu-b-4970</text:p>
          </table:table-cell>
          <table:table-cell office:value-type="string" calcext:value-type="string">
            <text:p>Cellulitis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bi-a-GCST003374</text:p>
          </table:table-cell>
          <table:table-cell office:value-type="string" calcext:value-type="string">
            <text:p>Chronic kidney diseas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Kidne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eu-a-836</text:p>
          </table:table-cell>
          <table:table-cell table:style-name="Default" office:value-type="string" calcext:value-type="string">
            <text:p>College completion</text:p>
          </table:table-cell>
          <table:table-cell table:number-columns-repeated="2" office:value-type="string" calcext:value-type="string">
            <text:p>Educ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kb-d-COPD_EXCL</text:p>
          </table:table-cell>
          <table:table-cell office:value-type="string" calcext:value-type="string">
            <text:p>COPD differential diagnosi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espirator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kb-d-I9_CORATHER</text:p>
          </table:table-cell>
          <table:table-cell office:value-type="string" calcext:value-type="string">
            <text:p>Coronary atherosclerosi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ardiovascul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bi-a-GCST000998</text:p>
          </table:table-cell>
          <table:table-cell office:value-type="string" calcext:value-type="string">
            <text:p>Coronary heart diseas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ardiovascul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eu-a-8</text:p>
          </table:table-cell>
          <table:table-cell office:value-type="string" calcext:value-type="string">
            <text:p>Coronary heart disease</text:p>
          </table:table-cell>
          <table:table-cell table:number-columns-repeated="2" office:value-type="string" calcext:value-type="string">
            <text:p>Cardiovascul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bi-a-GCST010776</text:p>
          </table:table-cell>
          <table:table-cell office:value-type="string" calcext:value-type="string">
            <text:p>COVID-19 (RELEASE 4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vid1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bi-a-GCST010780</text:p>
          </table:table-cell>
          <table:table-cell office:value-type="string" calcext:value-type="string">
            <text:p>COVID-19 (RELEASE 4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vid1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bi-a-GCST011071</text:p>
          </table:table-cell>
          <table:table-cell office:value-type="string" calcext:value-type="string">
            <text:p>COVID-19 (RELEASE 5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vid1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bi-a-GCST011072</text:p>
          </table:table-cell>
          <table:table-cell office:value-type="string" calcext:value-type="string">
            <text:p>COVID-19 (RELEASE 5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vid1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bi-a-GCST011073</text:p>
          </table:table-cell>
          <table:table-cell office:value-type="string" calcext:value-type="string">
            <text:p>COVID-19 (RELEASE 5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vid1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bi-a-GCST011074</text:p>
          </table:table-cell>
          <table:table-cell office:value-type="string" calcext:value-type="string">
            <text:p>COVID-19 (RELEASE 5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vid1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eu-a-12</text:p>
          </table:table-cell>
          <table:table-cell office:value-type="string" calcext:value-type="string">
            <text:p>Crohn's disease</text:p>
          </table:table-cell>
          <table:table-cell table:number-columns-repeated="2" office:value-type="string" calcext:value-type="string">
            <text:p>Autoimmune / inflammator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bi-a-GCST003769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sychiatric / neurologic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bi-a-GCST005902</text:p>
          </table:table-cell>
          <table:table-cell office:value-type="string" calcext:value-type="string">
            <text:p>Depression (broad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sychiatric / neurological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ukb-d-20447</text:p>
          </table:table-cell>
          <table:table-cell office:value-type="string" calcext:value-type="string">
            <text:p>Depression possibly related to stressful or traumatic even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sychiatric / neurologic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kb-a-306</text:p>
          </table:table-cell>
          <table:table-cell office:value-type="string" calcext:value-type="string">
            <text:p>Diabetes diagnosed by doctor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iabet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kb-b-10753</text:p>
          </table:table-cell>
          <table:table-cell office:value-type="string" calcext:value-type="string">
            <text:p>Diabetes diagnosed by doctor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iabetes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ukb-b-1668</text:p>
          </table:table-cell>
          <table:table-cell office:value-type="string" calcext:value-type="string">
            <text:p>Diagnoses - main ICD10: I25.1 Atherosclerotic heart diseas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ardiovascular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ukb-b-6720</text:p>
          </table:table-cell>
          <table:table-cell office:value-type="string" calcext:value-type="string">
            <text:p>Diagnoses - main ICD10: I83.9 Varicose veins of lower extremities without ulcer or inflammation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ukb-b-5369</text:p>
          </table:table-cell>
          <table:table-cell office:value-type="string" calcext:value-type="string">
            <text:p>Diagnoses - main ICD10: K40.9 Unilateral or unspecified inguinal hernia, without obstruction or gangrene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ukb-d-N39</text:p>
          </table:table-cell>
          <table:table-cell office:value-type="string" calcext:value-type="string">
            <text:p>Diagnoses - main ICD10: N39 Other disorders of urinary system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ukb-b-17885</text:p>
          </table:table-cell>
          <table:table-cell office:value-type="string" calcext:value-type="string">
            <text:p>Diagnoses - main ICD10: R31 Unspecified haematuria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ukb-b-12651</text:p>
          </table:table-cell>
          <table:table-cell office:value-type="string" calcext:value-type="string">
            <text:p>Diagnoses - secondary ICD10: E78.0 Pure hypercholesterolaemi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olesterol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ukb-b-12493</text:p>
          </table:table-cell>
          <table:table-cell office:value-type="string" calcext:value-type="string">
            <text:p>Diagnoses - secondary ICD10: I10 Essential (primary) hypertensio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ypertension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ukb-b-15686</text:p>
          </table:table-cell>
          <table:table-cell office:value-type="string" calcext:value-type="string">
            <text:p>Diagnoses - secondary ICD10: I20.9 Angina pectoris, unspecifie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ukb-b-17219</text:p>
          </table:table-cell>
          <table:table-cell office:value-type="string" calcext:value-type="string">
            <text:p>Diagnoses - secondary ICD10: J45.9 Asthma, unspecifie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llergy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ukb-b-3672</text:p>
          </table:table-cell>
          <table:table-cell office:value-type="string" calcext:value-type="string">
            <text:p>Diagnoses - secondary ICD10: K44.9 Diaphragmatic hernia without obstruction or gangrene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ukb-b-13782</text:p>
          </table:table-cell>
          <table:table-cell office:value-type="string" calcext:value-type="string">
            <text:p>Diagnoses - secondary ICD10: Z86.7 Personal history of diseases of the circulatory system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ardiovascular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ukb-b-16364</text:p>
          </table:table-cell>
          <table:table-cell office:value-type="string" calcext:value-type="string">
            <text:p>Diagnoses - secondary ICD10: Z87.1 Personal history of diseases of the digestive system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Gastroenterology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ukb-d-III_BLOOD_IMMUN</text:p>
          </table:table-cell>
          <table:table-cell office:value-type="string" calcext:value-type="string">
            <text:p>Diseases of the blood and blood-forming organs and certain disorders involving the immune mechanism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ardiovascul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kb-d-IX_CIRCULATORY</text:p>
          </table:table-cell>
          <table:table-cell office:value-type="string" calcext:value-type="string">
            <text:p>Diseases of the circulatory system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ardiovascul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kb-d-XI_DIGESTIVE</text:p>
          </table:table-cell>
          <table:table-cell office:value-type="string" calcext:value-type="string">
            <text:p>Diseases of the digestive system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Gastroenterolog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kb-d-VII_EYE_ADNEXA</text:p>
          </table:table-cell>
          <table:table-cell office:value-type="string" calcext:value-type="string">
            <text:p>Diseases of the eye and adnex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phthalmolog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kb-d-XIV_GENITOURINARY</text:p>
          </table:table-cell>
          <table:table-cell office:value-type="string" calcext:value-type="string">
            <text:p>Diseases of the genitourinary system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rology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ukb-d-XIII_MUSCULOSKELET</text:p>
          </table:table-cell>
          <table:table-cell office:value-type="string" calcext:value-type="string">
            <text:p>Diseases of the musculoskeletal system and connective tissu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heumatolog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kb-d-VI_NERVOUS</text:p>
          </table:table-cell>
          <table:table-cell office:value-type="string" calcext:value-type="string">
            <text:p>Diseases of the nervous system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sychiatric / neurologic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kb-d-X_RESPIRATORY</text:p>
          </table:table-cell>
          <table:table-cell office:value-type="string" calcext:value-type="string">
            <text:p>Diseases of the respiratory system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espirator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kb-d-XII_SKIN_SUBCUTAN</text:p>
          </table:table-cell>
          <table:table-cell office:value-type="string" calcext:value-type="string">
            <text:p>Diseases of the skin and subcutaneous tissu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ermatology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ukb-d-I9_DISVEINLYMPH</text:p>
          </table:table-cell>
          <table:table-cell office:value-type="string" calcext:value-type="string">
            <text:p>Diseases of veins, lymphatic vessels and lymph nodes, not elsewhere classifie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mmune syste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kb-d-K11_GALLBILPANC</text:p>
          </table:table-cell>
          <table:table-cell office:value-type="string" calcext:value-type="string">
            <text:p>Disorders of gallbladder, biliary tract and pancrea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Gastroenterolog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kb-d-H7_LENS</text:p>
          </table:table-cell>
          <table:table-cell office:value-type="string" calcext:value-type="string">
            <text:p>Disorders of len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phthalmolog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kb-a-255</text:p>
          </table:table-cell>
          <table:table-cell office:value-type="string" calcext:value-type="string">
            <text:p>Doctor diagnosed asthm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sthm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kb-b-11297</text:p>
          </table:table-cell>
          <table:table-cell office:value-type="string" calcext:value-type="string">
            <text:p>Doctor diagnosed asthm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sthm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kb-a-254</text:p>
          </table:table-cell>
          <table:table-cell office:value-type="string" calcext:value-type="string">
            <text:p>Doctor diagnosed hayfever or allergic rhiniti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llerg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kb-b-7178</text:p>
          </table:table-cell>
          <table:table-cell office:value-type="string" calcext:value-type="string">
            <text:p>Doctor diagnosed hayfever or allergic rhiniti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llerg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bi-a-GCST010723</text:p>
          </table:table-cell>
          <table:table-cell office:value-type="string" calcext:value-type="string">
            <text:p>Early age-related macular degeneratio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phthalmolog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bi-a-GCST006464</text:p>
          </table:table-cell>
          <table:table-cell office:value-type="string" calcext:value-type="string">
            <text:p>Endometrial cancer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ancer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ieu-a-1128</text:p>
          </table:table-cell>
          <table:table-cell office:value-type="string" calcext:value-type="string">
            <text:p>ER- Breast cancer (Combined Oncoarray; iCOGS; GWAS meta analysis)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ieu-a-1127</text:p>
          </table:table-cell>
          <table:table-cell office:value-type="string" calcext:value-type="string">
            <text:p>ER+ Breast cancer (Combined Oncoarray; iCOGS; GWAS meta analysis)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eu-a-1133</text:p>
          </table:table-cell>
          <table:table-cell office:value-type="string" calcext:value-type="string">
            <text:p>ER+ Breast cancer (iCOGS)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eu-a-1161</text:p>
          </table:table-cell>
          <table:table-cell office:value-type="string" calcext:value-type="string">
            <text:p>ER+ Breast cancer (iCOGS)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eu-a-1132</text:p>
          </table:table-cell>
          <table:table-cell office:value-type="string" calcext:value-type="string">
            <text:p>ER+ Breast cancer (Oncoarray)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bi-a-GCST90020091</text:p>
          </table:table-cell>
          <table:table-cell office:value-type="string" calcext:value-type="string">
            <text:p>Estradiol levels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bi-a-GCST90020092</text:p>
          </table:table-cell>
          <table:table-cell office:value-type="string" calcext:value-type="string">
            <text:p>Estradiol levels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kb-a-373</text:p>
          </table:table-cell>
          <table:table-cell office:value-type="string" calcext:value-type="string">
            <text:p>Ever depressed for a whole week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sychiatric / neurologic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kb-b-6848</text:p>
          </table:table-cell>
          <table:table-cell office:value-type="string" calcext:value-type="string">
            <text:p>Ever depressed for a whole week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sychiatric / neurologic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kb-b-8329</text:p>
          </table:table-cell>
          <table:table-cell table:style-name="Default" office:value-type="string" calcext:value-type="string">
            <text:p>Ophthalmology problems/disorders: Catarac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phthalmolog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bi-a-GCST90000514</text:p>
          </table:table-cell>
          <table:table-cell office:value-type="string" calcext:value-type="string">
            <text:p>Gastroesophageal reflux disease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bi-a-GCST009722</text:p>
          </table:table-cell>
          <table:table-cell office:value-type="string" calcext:value-type="string">
            <text:p>Glaucoma (multi-trait analysis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phthalmolog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kb-d-KNEE_ARTHROSIS</text:p>
          </table:table-cell>
          <table:table-cell office:value-type="string" calcext:value-type="string">
            <text:p>Gonarthrosis [arthrosis of knee](FG)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bi-a-GCST90014033</text:p>
          </table:table-cell>
          <table:table-cell office:value-type="string" calcext:value-type="string">
            <text:p>Haemorrhoidal disease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kb-a-340</text:p>
          </table:table-cell>
          <table:table-cell office:value-type="string" calcext:value-type="string">
            <text:p>Hearing aid user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ar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kb-b-19060</text:p>
          </table:table-cell>
          <table:table-cell office:value-type="string" calcext:value-type="string">
            <text:p>Hearing aid user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ar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kb-a-261</text:p>
          </table:table-cell>
          <table:table-cell office:value-type="string" calcext:value-type="string">
            <text:p>Hearing difficulty/problems with background nois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ar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kb-b-18275</text:p>
          </table:table-cell>
          <table:table-cell office:value-type="string" calcext:value-type="string">
            <text:p>Hearing difficulty/problems with background nois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ar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kb-d-2247_0</text:p>
          </table:table-cell>
          <table:table-cell office:value-type="string" calcext:value-type="string">
            <text:p>Hearing difficulty/problems: N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ar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kb-a-257</text:p>
          </table:table-cell>
          <table:table-cell office:value-type="string" calcext:value-type="string">
            <text:p>Hearing difficulty/problems: Ye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ar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bi-a-GCST009541</text:p>
          </table:table-cell>
          <table:table-cell office:value-type="string" calcext:value-type="string">
            <text:p>Heart failur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ardiovascul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kb-d-K11_HERNIA</text:p>
          </table:table-cell>
          <table:table-cell office:value-type="string" calcext:value-type="string">
            <text:p>Herni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erni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eu-a-1228</text:p>
          </table:table-cell>
          <table:table-cell office:value-type="string" calcext:value-type="string">
            <text:p>High grade and low grade serous ovarian 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eu-a-1121</text:p>
          </table:table-cell>
          <table:table-cell office:value-type="string" calcext:value-type="string">
            <text:p>High grade serous ovarian 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eu-a-294</text:p>
          </table:table-cell>
          <table:table-cell office:value-type="string" calcext:value-type="string">
            <text:p>Inflammatory bowel disease</text:p>
          </table:table-cell>
          <table:table-cell table:number-columns-repeated="2" office:value-type="string" calcext:value-type="string">
            <text:p>Autoimmune / inflammator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bi-a-GCST006487</text:p>
          </table:table-cell>
          <table:table-cell office:value-type="string" calcext:value-type="string">
            <text:p>Insomnia complaint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leep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bi-a-GCST006488</text:p>
          </table:table-cell>
          <table:table-cell office:value-type="string" calcext:value-type="string">
            <text:p>Insomnia complaint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leep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kb-d-I9_IHD</text:p>
          </table:table-cell>
          <table:table-cell office:value-type="string" calcext:value-type="string">
            <text:p>Ischaemic heart disease, wide definitio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ardiovascul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bi-a-GCST005843</text:p>
          </table:table-cell>
          <table:table-cell office:value-type="string" calcext:value-type="string">
            <text:p>Ischemic strok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ardiovascul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bi-a-GCST006908</text:p>
          </table:table-cell>
          <table:table-cell office:value-type="string" calcext:value-type="string">
            <text:p>Ischemic strok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ardiovascul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bi-a-GCST007090</text:p>
          </table:table-cell>
          <table:table-cell office:value-type="string" calcext:value-type="string">
            <text:p>Knee osteoarthriti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heumatolog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eu-b-4973</text:p>
          </table:table-cell>
          <table:table-cell office:value-type="string" calcext:value-type="string">
            <text:p>LRTI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espirator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kb-d-I9_CHD</text:p>
          </table:table-cell>
          <table:table-cell office:value-type="string" calcext:value-type="string">
            <text:p>Major coronary heart disease even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ardiovascular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ukb-d-I9_CHD_NOREV</text:p>
          </table:table-cell>
          <table:table-cell office:value-type="string" calcext:value-type="string">
            <text:p>Major coronary heart disease event excluding revascularization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ardiovascul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eu-b-102</text:p>
          </table:table-cell>
          <table:table-cell office:value-type="string" calcext:value-type="string">
            <text:p>Major depressio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sychiatric / neurologic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bi-a-GCST009979</text:p>
          </table:table-cell>
          <table:table-cell office:value-type="string" calcext:value-type="string">
            <text:p>Major depressive disorder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sychiatric / neurologic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eu-a-1187</text:p>
          </table:table-cell>
          <table:table-cell office:value-type="string" calcext:value-type="string">
            <text:p>Major Depressive Disorder</text:p>
          </table:table-cell>
          <table:table-cell table:number-columns-repeated="2" office:value-type="string" calcext:value-type="string">
            <text:p>Psychiatric / neurologic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eu-a-1188</text:p>
          </table:table-cell>
          <table:table-cell office:value-type="string" calcext:value-type="string">
            <text:p>Major Depressive Disorder</text:p>
          </table:table-cell>
          <table:table-cell table:number-columns-repeated="2" office:value-type="string" calcext:value-type="string">
            <text:p>Psychiatric / neurologic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bi-a-GCST005904</text:p>
          </table:table-cell>
          <table:table-cell office:value-type="string" calcext:value-type="string">
            <text:p>Major depressive disorder (probable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sychiatric / neurologic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kb-d-C3_SKIN</text:p>
          </table:table-cell>
          <table:table-cell office:value-type="string" calcext:value-type="string">
            <text:p>Malignant neoplasm of ski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anc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eu-b-4959</text:p>
          </table:table-cell>
          <table:table-cell office:value-type="string" calcext:value-type="string">
            <text:p>Malignant non-melanoma skin 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bi-a-GCST005923</text:p>
          </table:table-cell>
          <table:table-cell office:value-type="string" calcext:value-type="string">
            <text:p>Maternal history of Alzheimer's diseas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sychiatric / neurological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ukb-d-20544_15</text:p>
          </table:table-cell>
          <table:table-cell office:value-type="string" calcext:value-type="string">
            <text:p>Mental health problems ever diagnosed by a professional: Anxiety, nerves or generalized anxiety disorder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sychiatric / neurological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ukb-d-20544_11</text:p>
          </table:table-cell>
          <table:table-cell office:value-type="string" calcext:value-type="string">
            <text:p>Mental health problems ever diagnosed by a professional: Depressio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sychiatric / neurologic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eu-b-18</text:p>
          </table:table-cell>
          <table:table-cell office:value-type="string" calcext:value-type="string">
            <text:p>multiple sclerosis</text:p>
          </table:table-cell>
          <table:table-cell table:number-columns-repeated="2" office:value-type="string" calcext:value-type="string">
            <text:p>Psychiatric / neurologic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bi-a-GCST011365</text:p>
          </table:table-cell>
          <table:table-cell office:value-type="string" calcext:value-type="string">
            <text:p>Myocardial infarctio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ardiovascul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kb-d-II_NEOPLASM</text:p>
          </table:table-cell>
          <table:table-cell office:value-type="string" calcext:value-type="string">
            <text:p>Neoplasm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anc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kb-d-G6_NERPLEX</text:p>
          </table:table-cell>
          <table:table-cell office:value-type="string" calcext:value-type="string">
            <text:p>Nerve, nerve root and plexus disorder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sychiatric / neurologic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kb-a-62</text:p>
          </table:table-cell>
          <table:table-cell office:value-type="string" calcext:value-type="string">
            <text:p>Non-cancer illness code <text:s/>self-reported: angin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ardiovascul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kb-a-66</text:p>
          </table:table-cell>
          <table:table-cell office:value-type="string" calcext:value-type="string">
            <text:p>Non-cancer illness code <text:s/>self-reported: asthm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llerg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kb-a-81</text:p>
          </table:table-cell>
          <table:table-cell office:value-type="string" calcext:value-type="string">
            <text:p>Non-cancer illness code <text:s/>self-reported: depressio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sychiatric / neurologic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kb-a-74</text:p>
          </table:table-cell>
          <table:table-cell office:value-type="string" calcext:value-type="string">
            <text:p>Non-cancer illness code <text:s/>self-reported: diabete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iabetes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ukb-a-70</text:p>
          </table:table-cell>
          <table:table-cell office:value-type="string" calcext:value-type="string">
            <text:p>Non-cancer illness code <text:s/>self-reported: gastro-oesophageal reflux (gord) / gastric reflux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ukb-a-94</text:p>
          </table:table-cell>
          <table:table-cell office:value-type="string" calcext:value-type="string">
            <text:p>Non-cancer illness code <text:s/>self-reported: hayfever/allergic rhiniti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llergy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ukb-a-108</text:p>
          </table:table-cell>
          <table:table-cell office:value-type="string" calcext:value-type="string">
            <text:p>Non-cancer illness code <text:s/>self-reported: high cholestero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olesterol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ukb-a-61</text:p>
          </table:table-cell>
          <table:table-cell office:value-type="string" calcext:value-type="string">
            <text:p>Non-cancer illness code <text:s/>self-reported: hypertensio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ypertension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ukb-a-77</text:p>
          </table:table-cell>
          <table:table-cell office:value-type="string" calcext:value-type="string">
            <text:p>Non-cancer illness code <text:s/>self-reported: hypothyroidism/myxoedem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hyroidsim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ukb-a-106</text:p>
          </table:table-cell>
          <table:table-cell office:value-type="string" calcext:value-type="string">
            <text:p>Non-cancer illness code <text:s/>self-reported: osteoarthriti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heumatolog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kb-b-8650</text:p>
          </table:table-cell>
          <table:table-cell office:value-type="string" calcext:value-type="string">
            <text:p>Non-cancer illness code, self-reported: angin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ardiovascul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kb-b-18113</text:p>
          </table:table-cell>
          <table:table-cell office:value-type="string" calcext:value-type="string">
            <text:p>Non-cancer illness code, self-reported: asthm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llerg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kb-b-12064</text:p>
          </table:table-cell>
          <table:table-cell office:value-type="string" calcext:value-type="string">
            <text:p>Non-cancer illness code, self-reported: depressio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sychiatric / neurologic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kb-b-12948</text:p>
          </table:table-cell>
          <table:table-cell office:value-type="string" calcext:value-type="string">
            <text:p>Non-cancer illness code, self-reported: diabete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iabetes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ukb-b-20141</text:p>
          </table:table-cell>
          <table:table-cell office:value-type="string" calcext:value-type="string">
            <text:p>Non-cancer illness code, self-reported: eczema/dermatiti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ermatology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ukb-b-16818</text:p>
          </table:table-cell>
          <table:table-cell office:value-type="string" calcext:value-type="string">
            <text:p>Non-cancer illness code, self-reported: gastro-oesophageal reflux (gord) / gastric reflux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Gastroenterology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ukb-b-16499</text:p>
          </table:table-cell>
          <table:table-cell office:value-type="string" calcext:value-type="string">
            <text:p>Non-cancer illness code, self-reported: hayfever/allergic rhiniti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llergy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ukb-b-15829</text:p>
          </table:table-cell>
          <table:table-cell office:value-type="string" calcext:value-type="string">
            <text:p>Non-cancer illness code, self-reported: heart attack/myocardial infarctio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ardiovascular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ukb-b-6514</text:p>
          </table:table-cell>
          <table:table-cell office:value-type="string" calcext:value-type="string">
            <text:p>Non-cancer illness code, self-reported: hiatus herni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ernia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ukb-b-10912</text:p>
          </table:table-cell>
          <table:table-cell office:value-type="string" calcext:value-type="string">
            <text:p>Non-cancer illness code, self-reported: high cholestero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olesterol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ukb-b-14057</text:p>
          </table:table-cell>
          <table:table-cell office:value-type="string" calcext:value-type="string">
            <text:p>Non-cancer illness code, self-reported: hypertensio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ypertension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ukb-b-19732</text:p>
          </table:table-cell>
          <table:table-cell office:value-type="string" calcext:value-type="string">
            <text:p>Non-cancer illness code, self-reported: hypothyroidism/myxoedem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hyroidism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ukb-b-2592</text:p>
          </table:table-cell>
          <table:table-cell office:value-type="string" calcext:value-type="string">
            <text:p>Non-cancer illness code, self-reported: irritable bowel syndrom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Gastroenterology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ukb-b-14486</text:p>
          </table:table-cell>
          <table:table-cell office:value-type="string" calcext:value-type="string">
            <text:p>Non-cancer illness code, self-reported: osteoarthriti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heumatolog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eu-a-90</text:p>
          </table:table-cell>
          <table:table-cell office:value-type="string" calcext:value-type="string">
            <text:p>Obesity class 1</text:p>
          </table:table-cell>
          <table:table-cell table:number-columns-repeated="2" office:value-type="string" calcext:value-type="string">
            <text:p>Anthropometric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bi-a-GCST007091</text:p>
          </table:table-cell>
          <table:table-cell office:value-type="string" calcext:value-type="string">
            <text:p>Osteoarthritis (hip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heumatolog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bi-a-GCST005814</text:p>
          </table:table-cell>
          <table:table-cell office:value-type="string" calcext:value-type="string">
            <text:p>Osteoarthritis (hospital diagnosed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heumatolog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bi-a-GCST005811</text:p>
          </table:table-cell>
          <table:table-cell office:value-type="string" calcext:value-type="string">
            <text:p>Osteoarthritis (self-reported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heumatolog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bi-a-GCST007092</text:p>
          </table:table-cell>
          <table:table-cell office:value-type="string" calcext:value-type="string">
            <text:p>Osteoarthritis of the hip or kne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heumatolog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kb-a-256</text:p>
          </table:table-cell>
          <table:table-cell office:value-type="string" calcext:value-type="string">
            <text:p>Other eye problem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phthalmolog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kb-b-7007</text:p>
          </table:table-cell>
          <table:table-cell office:value-type="string" calcext:value-type="string">
            <text:p>Other eye problem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phthalmolog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kb-d-K11_OTHGASTR</text:p>
          </table:table-cell>
          <table:table-cell office:value-type="string" calcext:value-type="string">
            <text:p>Other gastritis (incl. Duodenitis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Gastroenterolog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kb-d-C_OTHER_SKIN</text:p>
          </table:table-cell>
          <table:table-cell office:value-type="string" calcext:value-type="string">
            <text:p>Other malignant neoplasms of ski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anc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kb-d-PULMONARYDG</text:p>
          </table:table-cell>
          <table:table-cell office:value-type="string" calcext:value-type="string">
            <text:p>Other pulmonary diagnosi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espirator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eu-a-1120</text:p>
          </table:table-cell>
          <table:table-cell office:value-type="string" calcext:value-type="string">
            <text:p>Ovarian 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eu-a-93</text:p>
          </table:table-cell>
          <table:table-cell office:value-type="string" calcext:value-type="string">
            <text:p>Overweight</text:p>
          </table:table-cell>
          <table:table-cell table:number-columns-repeated="2" office:value-type="string" calcext:value-type="string">
            <text:p>Anthropometric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eu-b-4964</text:p>
          </table:table-cell>
          <table:table-cell office:value-type="string" calcext:value-type="string">
            <text:p>Pan 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eu-b-4966</text:p>
          </table:table-cell>
          <table:table-cell office:value-type="string" calcext:value-type="string">
            <text:p>Pan 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eu-b-7</text:p>
          </table:table-cell>
          <table:table-cell office:value-type="string" calcext:value-type="string">
            <text:p>Parkinson's disease</text:p>
          </table:table-cell>
          <table:table-cell table:number-columns-repeated="2" office:value-type="string" calcext:value-type="string">
            <text:p>Psychiatric / neurologic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eu-a-803</text:p>
          </table:table-cell>
          <table:table-cell office:value-type="string" calcext:value-type="string">
            <text:p>PGC cross-disorder traits</text:p>
          </table:table-cell>
          <table:table-cell table:number-columns-repeated="2" office:value-type="string" calcext:value-type="string">
            <text:p>Psychiatric / neurologic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eu-b-4976</text:p>
          </table:table-cell>
          <table:table-cell office:value-type="string" calcext:value-type="string">
            <text:p>Pneumoni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espirator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bi-a-GCST006085</text:p>
          </table:table-cell>
          <table:table-cell office:value-type="string" calcext:value-type="string">
            <text:p>Prostate cancer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anc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eu-b-85</text:p>
          </table:table-cell>
          <table:table-cell office:value-type="string" calcext:value-type="string">
            <text:p>Prostate 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ukb-b-10937</text:p>
          </table:table-cell>
          <table:table-cell office:value-type="string" calcext:value-type="string">
            <text:p>Reason for glasses/contact lenses: For 'astigmatism'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phthalmology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ukb-a-421</text:p>
          </table:table-cell>
          <table:table-cell office:value-type="string" calcext:value-type="string">
            <text:p>Reason for glasses/contact lenses: For just reading/near work as you are getting older (called 'presbyopia'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phthalmology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ukb-b-16235</text:p>
          </table:table-cell>
          <table:table-cell office:value-type="string" calcext:value-type="string">
            <text:p>Reason for glasses/contact lenses: For just reading/near work as you are getting older (called 'presbyopia'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phthalmology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ukb-a-420</text:p>
          </table:table-cell>
          <table:table-cell office:value-type="string" calcext:value-type="string">
            <text:p>Reason for glasses/contact lenses: For long-sightedness <text:s/>i.e. for distance and near <text:s/>but particularly for near tasks like reading (called 'hypermetropia'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phthalmology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ukb-b-18189</text:p>
          </table:table-cell>
          <table:table-cell office:value-type="string" calcext:value-type="string">
            <text:p>Reason for glasses/contact lenses: For long-sightedness, i.e. for distance and near, but particularly for near tasks like reading (called 'hypermetropia'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phthalmology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ukb-a-419</text:p>
          </table:table-cell>
          <table:table-cell office:value-type="string" calcext:value-type="string">
            <text:p>Reason for glasses/contact lenses: For short-sightedness <text:s/>i.e. only or mainly for distance viewing such as driving <text:s/>cinema etc (called 'myopia'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phthalmology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ukb-b-6353</text:p>
          </table:table-cell>
          <table:table-cell office:value-type="string" calcext:value-type="string">
            <text:p>Reason for glasses/contact lenses: For short-sightedness, i.e. only or mainly for distance viewing such as driving, cinema etc (called 'myopia'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phthalmolog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bi-a-GCST002318</text:p>
          </table:table-cell>
          <table:table-cell office:value-type="string" calcext:value-type="string">
            <text:p>Rheumatoid arthriti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utoimmune / inflammator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bi-a-GCST90013534</text:p>
          </table:table-cell>
          <table:table-cell office:value-type="string" calcext:value-type="string">
            <text:p>Rheumatoid arthriti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utoimmune / inflammator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eu-a-832</text:p>
          </table:table-cell>
          <table:table-cell office:value-type="string" calcext:value-type="string">
            <text:p>Rheumatoid arthritis</text:p>
          </table:table-cell>
          <table:table-cell table:number-columns-repeated="2" office:value-type="string" calcext:value-type="string">
            <text:p>Autoimmune / inflammator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eu-b-42</text:p>
          </table:table-cell>
          <table:table-cell office:value-type="string" calcext:value-type="string">
            <text:p>schizophrenia</text:p>
          </table:table-cell>
          <table:table-cell table:number-columns-repeated="2" office:value-type="string" calcext:value-type="string">
            <text:p>Psychiatric / neurologic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eu-b-4980</text:p>
          </table:table-cell>
          <table:table-cell office:value-type="string" calcext:value-type="string">
            <text:p>Sepsi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utoimmune / inflammator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eu-b-69</text:p>
          </table:table-cell>
          <table:table-cell office:value-type="string" calcext:value-type="string">
            <text:p>sepsi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utoimmune / inflammator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eu-b-5066</text:p>
          </table:table-cell>
          <table:table-cell office:value-type="string" calcext:value-type="string">
            <text:p>Sepsis (under 75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utoimmune / inflammator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bi-a-GCST006685</text:p>
          </table:table-cell>
          <table:table-cell office:value-type="string" calcext:value-type="string">
            <text:p>Sleep duration (oversleepers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leep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bi-a-GCST006686</text:p>
          </table:table-cell>
          <table:table-cell office:value-type="string" calcext:value-type="string">
            <text:p>Sleep duration (undersleepers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leep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bi-a-GCST009760</text:p>
          </table:table-cell>
          <table:table-cell office:value-type="string" calcext:value-type="string">
            <text:p>Snoring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espirator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bi-a-GCST009761</text:p>
          </table:table-cell>
          <table:table-cell office:value-type="string" calcext:value-type="string">
            <text:p>Snoring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espirator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bi-a-GCST009762</text:p>
          </table:table-cell>
          <table:table-cell office:value-type="string" calcext:value-type="string">
            <text:p>Snoring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espirator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bi-a-GCST009763</text:p>
          </table:table-cell>
          <table:table-cell office:value-type="string" calcext:value-type="string">
            <text:p>Snoring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espirator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kb-a-14</text:p>
          </table:table-cell>
          <table:table-cell office:value-type="string" calcext:value-type="string">
            <text:p>Snoring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espirator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kb-b-17400</text:p>
          </table:table-cell>
          <table:table-cell office:value-type="string" calcext:value-type="string">
            <text:p>Snoring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espirator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bi-a-GCST005838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ardiovascul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bi-a-GCST006906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ardiovascul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bi-a-GCST005413</text:p>
          </table:table-cell>
          <table:table-cell office:value-type="string" calcext:value-type="string">
            <text:p>Type 2 diabete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iabet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bi-a-GCST007515</text:p>
          </table:table-cell>
          <table:table-cell office:value-type="string" calcext:value-type="string">
            <text:p>Type 2 diabete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iabet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bi-a-GCST007517</text:p>
          </table:table-cell>
          <table:table-cell office:value-type="string" calcext:value-type="string">
            <text:p>Type 2 diabete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iabet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eu-a-26</text:p>
          </table:table-cell>
          <table:table-cell office:value-type="string" calcext:value-type="string">
            <text:p>Type 2 diabetes</text:p>
          </table:table-cell>
          <table:table-cell table:number-columns-repeated="2" office:value-type="string" calcext:value-type="string">
            <text:p>Diabet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bi-a-GCST007516</text:p>
          </table:table-cell>
          <table:table-cell office:value-type="string" calcext:value-type="string">
            <text:p>Type 2 diabetes (adjusted for BMI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iabet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bi-a-GCST007518</text:p>
          </table:table-cell>
          <table:table-cell office:value-type="string" calcext:value-type="string">
            <text:p>Type 2 diabetes (adjusted for BMI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iabetes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ukb-a-436</text:p>
          </table:table-cell>
          <table:table-cell office:value-type="string" calcext:value-type="string">
            <text:p>Vascular/heart problems diagnosed by doctor: Angin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ardiovascular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ukb-b-8468</text:p>
          </table:table-cell>
          <table:table-cell office:value-type="string" calcext:value-type="string">
            <text:p>Vascular/heart problems diagnosed by doctor: Angin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ardiovascular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ukb-b-11590</text:p>
          </table:table-cell>
          <table:table-cell office:value-type="string" calcext:value-type="string">
            <text:p>Vascular/heart problems diagnosed by doctor: Heart attack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ardiovascular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ukb-a-437</text:p>
          </table:table-cell>
          <table:table-cell office:value-type="string" calcext:value-type="string">
            <text:p>Vascular/heart problems diagnosed by doctor: High blood pressur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ypertension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ukb-b-14177</text:p>
          </table:table-cell>
          <table:table-cell office:value-type="string" calcext:value-type="string">
            <text:p>Vascular/heart problems diagnosed by doctor: High blood pressur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ypertension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ukb-a-435</text:p>
          </table:table-cell>
          <table:table-cell office:value-type="string" calcext:value-type="string">
            <text:p>Vascular/heart problems diagnosed by doctor: None of the abov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ardiovascular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ukb-b-13352</text:p>
          </table:table-cell>
          <table:table-cell office:value-type="string" calcext:value-type="string">
            <text:p>Vascular/heart problems diagnosed by doctor: None of the abov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ardiovascul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kb-a-253</text:p>
          </table:table-cell>
          <table:table-cell office:value-type="string" calcext:value-type="string">
            <text:p>Wears glasses or contact lense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phthalmolog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kb-b-14576</text:p>
          </table:table-cell>
          <table:table-cell office:value-type="string" calcext:value-type="string">
            <text:p>Wears glasses or contact lense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phthalmology</text:p>
          </table:table-cell>
          <table:table-cell table:number-columns-repeated="2"/>
        </table:table-row>
        <table:table-row table:style-name="ro2" table:number-rows-repeated="1048355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  <table:database-ranges>
        <table:database-range table:name="__Anonymous_Sheet_DB__0" table:target-range-address="Sheet1.A1:Sheet1.D1048576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itor González</meta:initial-creator>
    <meta:creation-date>2022-07-04T18:57:37.002703664</meta:creation-date>
    <dc:date>2022-07-05T07:54:53.828217440</dc:date>
    <dc:creator>Aitor Gonzalez</dc:creator>
    <meta:editing-duration>PT3H7M16S</meta:editing-duration>
    <meta:editing-cycles>87</meta:editing-cycles>
    <meta:generator>LibreOffice/6.4.7.2$Linux_X86_64 LibreOffice_project/40$Build-2</meta:generator>
    <meta:document-statistic meta:table-count="1" meta:cell-count="929" meta:object-count="0"/>
  </office:meta>
</office:document-meta>
</file>